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2"/>
          <table:table-cell office:value-type="string">
            <text:p>http://www.maytec.org/mainframe_e.ht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oothed belts and pulleys</text:p>
          </table:table-cell>
          <table:table-cell office:value-type="float" office:value="672">
            <text:p>672</text:p>
          </table:table-cell>
          <table:table-cell table:number-columns-repeated="2"/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office:value-type="string">
            <text:p><text:a xlink:href="http://www.schukat.com/schukat/schukat_cms_en.nsf/index/CMSDF15D356B046D53BC1256D550038A9E0?OpenDocument&amp;wg=L6032&amp;refDoc=CMSFE4000D0E78217FFC12570C20044C48B">http://www.schukat.com/schukat/schukat_cms_en.nsf/index/CMSDF15D356B046D53BC1256D550038A9E0?OpenDocument&amp;wg=L6032&amp;refDoc=CMSFE4000D0E78217FFC12570C20044C48B</text:a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5010.25">
            <text:p>5010.25</text:p>
          </table:table-cell>
          <table:table-cell table:formula="of:=SUM([.E2:.E33])" office:value-type="float" office:value="11323">
            <text:p>11323</text:p>
          </table:table-cell>
          <table:table-cell table:style-name="ce1" table:formula="of:=[.D34]+[.E34]" office:value-type="float" office:value="16333.25">
            <text:p>16333.25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10/30/2011</text:date>, <text:time>21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0-30T21:00:06</dc:date>
    <meta:editing-duration>PT7H48M47S</meta:editing-duration>
    <meta:editing-cycles>8</meta:editing-cycles>
    <meta:generator>LibreOffice/3.4$Unix LibreOffice_project/340m1$Build-302</meta:generator>
    <meta:document-statistic meta:table-count="3" meta:cell-count="102" meta:object-count="0"/>
  </office:meta>
</office:document-meta>
</file>